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953cm" fo:margin-right="0cm" fo:text-indent="0cm" style:auto-text-indent="false"/>
    </style:style>
    <style:style style:name="P2" style:family="paragraph" style:parent-style-name="Standard">
      <style:paragraph-properties fo:margin-left="0.998cm" fo:margin-right="0cm" fo:text-indent="0cm" style:auto-text-indent="false"/>
    </style:style>
    <style:style style:name="P3" style:family="paragraph" style:parent-style-name="Preformatted_20_Text">
      <style:paragraph-properties fo:margin-top="0cm" fo:margin-bottom="0.499cm" style:contextual-spacing="false"/>
    </style:style>
    <style:style style:name="P4" style:family="paragraph" style:parent-style-name="Standard" style:list-style-name="List_20_3"/>
    <style:style style:name="P5" style:family="paragraph" style:parent-style-name="Text_20_body" style:list-style-name="L1"/>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9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style:style style:name="Sect3"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3" text:name="Inhaltsverzeichnis1_Head">
            <text:p text:style-name="Contents_20_Heading">Inhaltsverzeichnis</text:p>
          </text:index-title>
          <text:p text:style-name="P6"><text:a xlink:type="simple" xlink:href="#__RefHeading__4096_1618457793" text:style-name="Internet_20_link" text:visited-style-name="Internet_20_link">1. </text:a>Hausübung: Dateien in C<text:tab/>1</text:p>
          <text:p text:style-name="P7"><text:a xlink:type="simple" xlink:href="#__RefHeading__4098_1618457793" text:style-name="Internet_20_link" text:visited-style-name="Internet_20_link">1.1. </text:a>Hinweise<text:tab/>1</text:p>
          <text:p text:style-name="P8"><text:a xlink:type="simple" xlink:href="#__RefHeading__4100_1618457793" text:style-name="Internet_20_link" text:visited-style-name="Internet_20_link">1.1.1. </text:a>Mit strtok Strings zerteilen und splitten<text:tab/>1</text:p>
          <text:p text:style-name="P8"><text:a xlink:type="simple" xlink:href="#__RefHeading__4102_1618457793" text:style-name="Internet_20_link" text:visited-style-name="Internet_20_link">1.1.2. </text:a>Die String Suche in C mit strstr<text:tab/>2</text:p>
          <text:p text:style-name="P7"><text:a xlink:type="simple" xlink:href="#__RefHeading__4104_1618457793" text:style-name="Internet_20_link" text:visited-style-name="Internet_20_link">1.2. </text:a>Aufgaben<text:tab/>3</text:p>
          <text:p text:style-name="P8"><text:a xlink:type="simple" xlink:href="#__RefHeading__4106_1618457793" text:style-name="Internet_20_link" text:visited-style-name="Internet_20_link">1.2.1. </text:a>f_java2html.c<text:tab/>3</text:p>
          <text:p text:style-name="P8"><text:a xlink:type="simple" xlink:href="#__RefHeading__4108_1618457793" text:style-name="Internet_20_link" text:visited-style-name="Internet_20_link">1.2.2. </text:a>f_noten<text:tab/>4</text:p>
          <text:p text:style-name="P8"><text:a xlink:type="simple" xlink:href="#__RefHeading__4110_1618457793" text:style-name="Internet_20_link" text:visited-style-name="Internet_20_link">1.2.3. </text:a>f_lotto<text:tab/>4</text:p>
          <text:p text:style-name="P8"><text:a xlink:type="simple" xlink:href="#__RefHeading__4112_1618457793" text:style-name="Internet_20_link" text:visited-style-name="Internet_20_link">1.2.4. </text:a>f_bookmark<text:tab/>4</text:p>
          <text:p text:style-name="P8"><text:a xlink:type="simple" xlink:href="#__RefHeading__4114_1618457793" text:style-name="Internet_20_link" text:visited-style-name="Internet_20_link">1.2.5. </text:a>f_tarif<text:tab/>5</text:p>
        </text:index-body>
      </text:table-of-content>
      <text:h text:style-name="Heading_20_1" text:outline-level="1" text:restart-numbering="true" text:start-value="-1"><text:bookmark-start text:name="__RefHeading__4096_1618457793"/>Hausübung: Dateien in C<text:bookmark-end text:name="__RefHeading__4096_1618457793"/></text:h>
      <text:h text:style-name="Heading_20_2" text:outline-level="2"><text:bookmark-start text:name="__RefHeading__4098_1618457793"/>Hinweise<text:bookmark-end text:name="__RefHeading__4098_1618457793"/></text:h>
      <text:list xml:id="list6295188613901587312" text:style-name="L1">
        <text:list-item>
          <text:p text:style-name="P5"><text:a xlink:type="simple" xlink:href="http://openbook.galileocomputing.de/c_von_a_bis_z/">http://openbook.galileocomputing.de/c_von_a_bis_z/</text:a></text:p>
        </text:list-item>
        <text:list-item>
          <text:p text:style-name="P5"><text:a xlink:type="simple" xlink:href="http://www.c-howto.de/tutorial-strings-zeichenketten-stringfunktionen.html">http://www.c-howto.de/tutorial-strings-zeichenketten-stringfunktionen.html</text:a></text:p>
        </text:list-item>
        <text:list-item>
          <text:p text:style-name="P5"><text:a xlink:type="simple" xlink:href="https://svn.htl-salzburg.ac.at/svn/4ME/UNTERRICHTSMATERIAL/C">https://svn.htl-salzburg.ac.at/svn/4ME/UNTERRICHTSMATERIAL/C</text:a></text:p>
          <text:p text:style-name="P5"/>
        </text:list-item>
      </text:list>
      <text:p text:style-name="Text_20_body"/>
      <text:h text:style-name="Heading_20_3" text:outline-level="3"><text:bookmark-start text:name="__RefHeading__4100_1618457793"/>Mit strtok Strings zerteilen und splitten<text:bookmark-end text:name="__RefHeading__4100_1618457793"/></text:h>
      <text:p text:style-name="Text_20_body"><text:a xlink:type="simple" xlink:href="http://www.c-howto.de/tutorial-strings-zeichenketten-stringfunktionen-zerteilen-strtok.html">http://www.c-howto.de/tutorial-strings-zeichenketten-stringfunktionen-zerteilen-strtok.html</text:a></text:p>
      <text:p text:style-name="Text_20_body"/>
      <text:p text:style-name="Text_20_body">string.h</text:p>
      <text:p text:style-name="Text_20_body"/>
      <text:section text:style-name="Sect2" text:name="content">
        <text:p text:style-name="code"><text:bookmark text:name="403"/>char * strtok(char *string, char *delimiters);</text:p>
        <text:p text:style-name="Text_20_body"/>
        <text:p text:style-name="Text_20_body"><text:bookmark text:name="402"/>Mit <text:span text:style-name="Strong_20_Emphasis">strtok</text:span> können wir einen String anhand von Trennzeichen zerteilen und die einzelnen Abschnitte herauslesen. Die Trennzeichen werden im Parameter <text:span text:style-name="Strong_20_Emphasis">delimiter</text:span> (Begrenzungszeichen, Separator) übergeben.</text:p>
        <text:p text:style-name="Text_20_body">In diesem Beispiel werden alle Abschnitte aus <text:span text:style-name="Strong_20_Emphasis">string</text:span> herausgelesen, welche mit Komma oder Strich-Punkt begrenzt werden. Beim ersten Aufruf muss <text:span text:style-name="Strong_20_Emphasis">strtok</text:span> mit einem String initialisiert werden. Die Rückgabe ist hierbei der erste Abschnitt. Bei Folgeaufrufen wird statt <text:span text:style-name="Strong_20_Emphasis">string</text:span> der <text:span text:style-name="Strong_20_Emphasis">NULL</text:span> Wert übergeben, da <text:span text:style-name="Strong_20_Emphasis">strtok</text:span> bereits initialisiert ist und intern einen Zeiger auf <text:span text:style-name="Strong_20_Emphasis">string</text:span> gespeichert hat. Der Zeiger <text:span text:style-name="Strong_20_Emphasis">ptr</text:span>, welcher den Rückgabewert abfängt, zeigt auf das erste Zeichen des jeweiligen Abschnittes in <text:span text:style-name="Strong_20_Emphasis">string</text:span>. Das jeweilige Ende wird mit <text:span text:style-name="Strong_20_Emphasis">\0</text:span> in <text:span text:style-name="Strong_20_Emphasis">string</text:span> gesetzt. D.h. der <text:span text:style-name="Strong_20_Emphasis">String wird verändert</text:span>. Deshalb sollte man beim Verwenden von <text:span text:style-name="Strong_20_Emphasis">strtok</text:span> immer nur eine Kopie eines Strings übergeben.</text:p>
        <text:p text:style-name="Text_20_body"/>
        <text:p text:style-name="code"><text:bookmark text:name="404"/>char string[] = "Kurt,Kanns;555678;DE";</text:p>
        <text:p text:style-name="code">char delimiter[] = ",;";</text:p>
        <text:p text:style-name="code">char *ptr;</text:p>
        <text:p text:style-name="code"><text:soft-page-break/></text:p>
        <text:p text:style-name="code">// initialisieren und ersten Abschnitt erstellen</text:p>
        <text:p text:style-name="code">ptr = strtok(string, delimiter);</text:p>
        <text:p text:style-name="code"/>
        <text:p text:style-name="code">while(ptr != NULL) {</text:p>
        <text:p text:style-name="code"><text:s text:c="8"/>printf("Abschnitt gefunden: %s\n", ptr);</text:p>
        <text:p text:style-name="code"><text:s text:c="8"/>// naechsten Abschnitt erstellen</text:p>
        <text:p text:style-name="code"><text:s text:c="8"/>ptr = strtok(NULL, delimiter);</text:p>
        <text:p text:style-name="code">}</text:p>
        <text:p text:style-name="Preformatted_20_Text"/>
        <text:p text:style-name="Preformatted_20_Text"><text:bookmark text:name="405"/>Abschnitt gefunden: Kurt</text:p>
        <text:p text:style-name="Preformatted_20_Text">Abschnitt gefunden: Kanns</text:p>
        <text:p text:style-name="Preformatted_20_Text">Abschnitt gefunden: 555678</text:p>
        <text:p text:style-name="P3">Abschnitt gefunden: DE</text:p>
      </text:section>
      <text:p text:style-name="Text_20_body"/>
      <text:h text:style-name="Heading_20_3" text:outline-level="3"><text:bookmark-start text:name="__RefHeading__4102_1618457793"/>Die String Suche in C mit strstr<text:bookmark-end text:name="__RefHeading__4102_1618457793"/></text:h>
      <text:section text:style-name="Sect2" text:name="Bereich1">
        <text:p text:style-name="Text_20_body"/>
        <text:p text:style-name="Text_20_body"><text:a xlink:type="simple" xlink:href="http://www.c-howto.de/tutorial-strings-zeichenketten-stringfunktionen-suchen-strstr.html">http://www.c-howto.de/tutorial-strings-zeichenketten-stringfunktionen-suchen-strstr.html</text:a></text:p>
        <text:p text:style-name="Text_20_body"/>
        <text:p text:style-name="code"><text:bookmark text:name="385"/><text:bookmark text:name="content"/>char * strstr(char *string, char *needle);</text:p>
        <text:p text:style-name="code"/>
        <text:p text:style-name="Text_20_body"><text:bookmark text:name="386"/>Bisher haben wir nur einzelne Zeichen in einem String gesucht. Mit <text:span text:style-name="Strong_20_Emphasis">strstr</text:span> können wir nach Zeichenketten in einem String suchen. Das Gesuchte wird gerne "Needle" genannt (engl. für "Nadel"), damit ist sprichwörtlich die "Nadel im Heuhaufen" gemeint. Eine weitere Eselbrücke ist das Wort "need" (engl. für "benötigen"), das was man sucht, "benötigt" man. Der Rückgabewert ist die Adresse vom Anfang des gefundenen Needles im String, ansonsten <text:span text:style-name="Strong_20_Emphasis">NULL</text:span>.</text:p>
        <text:p text:style-name="Text_20_body"/>
        <text:p text:style-name="code"><text:bookmark text:name="387"/>char string[] = "aa123aa";</text:p>
        <text:p text:style-name="code">char needle[] = "123";</text:p>
        <text:p text:style-name="code">char* p;</text:p>
        <text:p text:style-name="code"/>
        <text:p text:style-name="code">p= strstr(string, needle;</text:p>
        <text:p text:style-name="code">if(p!= NULL) {</text:p>
        <text:p text:style-name="code"><text:s text:c="8"/>printf("String enthaelt '123': Kontrolle(%s)\n", p);</text:p>
        <text:p text:style-name="code">}</text:p>
        <text:p text:style-name="P3"/>
        <text:p text:style-name="P3"><text:bookmark text:name="388"/>String enthaelt '123'</text:p>
      </text:section>
      <text:p text:style-name="Text_20_body"/>
      <text:p text:style-name="Text_20_body"/>
      <text:p text:style-name="Standard"/>
      <text:h text:style-name="Heading_20_2" text:outline-level="2"><text:bookmark-start text:name="__RefHeading__4104_1618457793"/><text:soft-page-break/>Aufgaben<text:bookmark-end text:name="__RefHeading__4104_1618457793"/></text:h>
      <text:h text:style-name="Heading_20_3" text:outline-level="3"><text:bookmark-start text:name="__RefHeading__4106_1618457793"/>f_java2html.c<text:bookmark-end text:name="__RefHeading__4106_1618457793"/></text:h>
      <text:p text:style-name="Standard">Erstellen Sie das Programm f_java2html, das als Eingabe eine Java Quellprogramm liest und davon eine Kopie erstellt, wobei die Java Schlüsselwörter (class, for, if, public, ....) durch das HTML-Tag für fett (&lt;b&gt;.....&lt;/b&gt;) umgeben werden.</text:p>
      <text:p text:style-name="Standard"/>
      <text:p text:style-name="Standard">Die fett zu schreibenden Wörter sollen aus der Datei java-keywords.txt gelesen werden. </text:p>
      <text:p text:style-name="Standard">Hinweis: java-keywords.txt</text:p>
      <text:p text:style-name="Standard">class,public,private</text:p>
      <text:p text:style-name="Standard">int,long,char,byte,boolean,float,double</text:p>
      <text:p text:style-name="Standard">if,else,for,while,do,switch,case,break</text:p>
      <text:p text:style-name="Standard"><text:s/></text:p>
      <text:p text:style-name="Text_20_body">Hier ein Beispiel: JavaSource.java</text:p>
      <text:p text:style-name="code">public class JavaSource {</text:p>
      <text:p text:style-name="code"><text:s text:c="2"/>public static void main ( String[] args ) {</text:p>
      <text:p text:style-name="code"><text:s text:c="4"/>if ( args.length == 3 )</text:p>
      <text:p text:style-name="code"><text:s text:c="6"/>new BigObject();</text:p>
      <text:p text:style-name="code"><text:s text:c="4"/>else</text:p>
      <text:p text:style-name="code"><text:s text:c="6"/>System.out.println("Too few arguments.");</text:p>
      <text:p text:style-name="code"><text:s text:c="2"/>}</text:p>
      <text:p text:style-name="code">}</text:p>
      <text:p text:style-name="Standard"/>
      <text:p text:style-name="Standard">wird übersetzt zu: JavaSource.htm</text:p>
      <text:p text:style-name="code">&lt;b&gt;public&lt;/b&gt; &lt;b&gt;class&lt;/b&gt; JavaSource {</text:p>
      <text:p text:style-name="code"><text:s text:c="2"/>&lt;b&gt;public&lt;/b&gt; &lt;b&gt;static&lt;/b&gt; &lt;b&gt;void&lt;/b&gt; main ( String[] args ) {</text:p>
      <text:p text:style-name="code"><text:s text:c="4"/>&lt;b&gt;if&lt;/b&gt; ( args.length == 3 )</text:p>
      <text:p text:style-name="code"><text:s text:c="6"/>&lt;b&gt;new&lt;/b&gt; BigObject();</text:p>
      <text:p text:style-name="code"><text:s text:c="4"/>&lt;b&gt;else&lt;/b&gt;</text:p>
      <text:p text:style-name="code"><text:s text:c="6"/>System.out.println("Too few arguments.");</text:p>
      <text:p text:style-name="code"><text:s text:c="2"/>}</text:p>
      <text:p text:style-name="code">}</text:p>
      <text:p text:style-name="Text_20_body">In einem Webbrowser soll das dann so aus sehen:</text:p>
      <text:p text:style-name="code"><text:span text:style-name="Strong_20_Emphasis">public</text:span> <text:span text:style-name="Strong_20_Emphasis">class</text:span> JavaSource {</text:p>
      <text:p text:style-name="code"><text:s text:c="2"/><text:span text:style-name="Strong_20_Emphasis">public</text:span> <text:span text:style-name="Strong_20_Emphasis">static</text:span> <text:span text:style-name="Strong_20_Emphasis">void</text:span> main ( String[] args ) {</text:p>
      <text:p text:style-name="code"><text:s text:c="4"/><text:span text:style-name="Strong_20_Emphasis">if</text:span> ( args.length == 3 )</text:p>
      <text:p text:style-name="code"><text:s text:c="6"/><text:span text:style-name="Strong_20_Emphasis">new</text:span> BigObject();</text:p>
      <text:p text:style-name="code"><text:s text:c="4"/><text:span text:style-name="Strong_20_Emphasis">else</text:span></text:p>
      <text:p text:style-name="code"><text:s text:c="6"/>System.out.println("Too few arguments.");</text:p>
      <text:p text:style-name="code"><text:s text:c="2"/>}</text:p>
      <text:p text:style-name="code">}</text:p>
      <text:p text:style-name="Text_20_body"/>
      <text:p text:style-name="Text_20_body">Hinweis: html (s. <text:a xlink:type="simple" xlink:href="http://www.selfhtml.net/">http://www.selfhtml.net/</text:a> )</text:p>
      <text:p text:style-name="Text_20_body">(Hier Java-code:)</text:p>
      <text:p text:style-name="P1">fhtml= new PrintWriter(new File(input+".html"));</text:p>
      <text:p text:style-name="P1">fhtml.println("&lt;html&gt;&lt;head&gt;&lt;title&gt;Java2html&lt;/title&gt;&lt;/head&gt;");</text:p>
      <text:p text:style-name="P1">fhtml.println("&lt;body&gt;&lt;pre&gt;");</text:p>
      <text:p text:style-name="P1">…</text:p>
      <text:p text:style-name="P1">fhtml.println("&lt;/pre&gt;&lt;/body&gt;&lt;/html&gt;");</text:p>
      <text:p text:style-name="P1"/>
      <text:p text:style-name="Standard"><text:soft-page-break/>Hinweis: Zeilenschaltung</text:p>
      <text:p text:style-name="P2">&lt;br /&gt;</text:p>
      <text:p text:style-name="Standard"><text:tab/></text:p>
      <text:p text:style-name="Standard"/>
      <text:p text:style-name="Standard"><text:tab/></text:p>
      <text:h text:style-name="Heading_20_3" text:outline-level="3"><text:bookmark-start text:name="__RefHeading__4108_1618457793"/>f_noten<text:bookmark-end text:name="__RefHeading__4108_1618457793"/></text:h>
      <text:p text:style-name="Standard">Erstelle eine Konsolenanwendung, die die input-Dateien einliest und die output-Datei erzeugt.</text:p>
      <text:p text:style-name="Standard"/>
      <text:list xml:id="list6401900381437011079" text:style-name="List_20_3">
        <text:list-item>
          <text:p text:style-name="P4">noten_in.txt</text:p>
        </text:list-item>
      </text:list>
      <text:p text:style-name="Standard">Anton Hofmann,18</text:p>
      <text:p text:style-name="Standard">Beta Hofmann,21</text:p>
      <text:p text:style-name="Standard">Gamma Hofmann,11</text:p>
      <text:p text:style-name="Standard">…</text:p>
      <text:list xml:id="list222016776866151" text:continue-numbering="true" text:style-name="List_20_3">
        <text:list-item>
          <text:p text:style-name="P4">punkte_in.txt</text:p>
        </text:list-item>
      </text:list>
      <text:p text:style-name="Standard">00:12:5</text:p>
      <text:p text:style-name="Standard">13:15:4</text:p>
      <text:p text:style-name="Standard">16:18:3</text:p>
      <text:p text:style-name="Standard">19:21:2</text:p>
      <text:p text:style-name="Standard">22:24:1<text:line-break/></text:p>
      <text:list xml:id="list222015904726896" text:continue-numbering="true" text:style-name="List_20_3">
        <text:list-item>
          <text:p text:style-name="P4">noten_out.txt</text:p>
        </text:list-item>
      </text:list>
      <text:p text:style-name="Standard">Anton Hofmann,18,3</text:p>
      <text:p text:style-name="Standard">Beta Hofmann,21,2</text:p>
      <text:p text:style-name="Standard">Gamma Hofmann,11,5</text:p>
      <text:p text:style-name="Standard">--------</text:p>
      <text:p text:style-name="Standard">Punktedurchschnitt: 16.6</text:p>
      <text:p text:style-name="Standard">Notendurchschnitt: 3.3</text:p>
      <text:p text:style-name="Standard">Der Test muss nicht wiederholt werden.</text:p>
      <text:p text:style-name="Standard"/>
      <text:p text:style-name="Standard"/>
      <text:h text:style-name="Heading_20_3" text:outline-level="3"><text:bookmark-start text:name="__RefHeading__4110_1618457793"/>f_lotto<text:bookmark-end text:name="__RefHeading__4110_1618457793"/></text:h>
      <text:p text:style-name="Standard">Erstelle eine Konsolenanwendung, die die input-Dateien einliest und die output-Datei erzeugt.</text:p>
      <text:p text:style-name="Standard"/>
      <text:list xml:id="list222016630937238" text:continue-numbering="true" text:style-name="List_20_3">
        <text:list-item>
          <text:p text:style-name="P4">tipp_in.txt</text:p>
        </text:list-item>
      </text:list>
      <text:p text:style-name="Standard">Anton Hofmann,18,4,5,7,12,16</text:p>
      <text:p text:style-name="Standard">Beta Hofmann,18,4,25,37,12,1</text:p>
      <text:p text:style-name="Standard">Gamma Hofmann,1,4,5,17,22,33</text:p>
      <text:p text:style-name="Standard">…</text:p>
      <text:list xml:id="list222016885653447" text:continue-numbering="true" text:style-name="List_20_3">
        <text:list-item>
          <text:p text:style-name="P4">ziehung_in.txt</text:p>
        </text:list-item>
      </text:list>
      <text:p text:style-name="Standard">5,4,44,40,21,22</text:p>
      <text:p text:style-name="Standard"/>
      <text:list xml:id="list222016113749109" text:continue-numbering="true" text:style-name="List_20_3">
        <text:list-item>
          <text:p text:style-name="P4">gewinne_out.txt</text:p>
        </text:list-item>
      </text:list>
      <text:p text:style-name="Standard">Anton Hofmann,2 richtige</text:p>
      <text:p text:style-name="Standard">Beta Hofmann,1 richtige</text:p>
      <text:p text:style-name="Standard">Gamma Hofmann,3 richtige</text:p>
      <text:p text:style-name="Standard"/>
      <text:h text:style-name="Heading_20_3" text:outline-level="3"><text:bookmark-start text:name="__RefHeading__4112_1618457793"/>f_bookmark<text:bookmark-end text:name="__RefHeading__4112_1618457793"/></text:h>
      <text:p text:style-name="Standard">Erstelle eine Konsolenanwendung, die die input-Dateien einliest und die output-Datei erzeugt.</text:p>
      <text:p text:style-name="Standard"/>
      <text:list xml:id="list222016730473046" text:continue-numbering="true" text:style-name="List_20_3">
        <text:list-item>
          <text:p text:style-name="P4">bookmark_in.txt</text:p>
        </text:list-item>
      </text:list>
      <text:p text:style-name="Standard"><text:soft-page-break/>Anton Hofmann,<text:a xlink:type="simple" xlink:href="http://www.htl-salzburg.ac.at/">http://www.htl-salzburg.ac.at</text:a></text:p>
      <text:p text:style-name="Standard">Anton Hofmann,<text:a xlink:type="simple" xlink:href="http://www.htl-salzburg.ac.at/">http://www.javabuch.de</text:a></text:p>
      <text:p text:style-name="Standard">Anton Hofmann,<text:a xlink:type="simple" xlink:href="http://www.cppreference.de/">http://www.cppreference.de</text:a></text:p>
      <text:p text:style-name="Standard">Anton Hofmann,<text:a xlink:type="simple" xlink:href="http://www.pronix.de/">http://www.pronix.de</text:a></text:p>
      <text:p text:style-name="Standard">Anton Hofmann,<text:a xlink:type="simple" xlink:href="http://www.cppreference.de/">http://www.cppreference.de</text:a></text:p>
      <text:p text:style-name="Standard">Beta Hofmann,<text:a xlink:type="simple" xlink:href="http://www.cppreference.de/">http://www.cppreference.de</text:a></text:p>
      <text:p text:style-name="Standard">Beta Hofmann,<text:a xlink:type="simple" xlink:href="http://www.htl-innovativ.at/">http://www.htl-innovativ.at</text:a></text:p>
      <text:p text:style-name="Standard">Gamma Hofmann,<text:a xlink:type="simple" xlink:href="http://www.selfhtml.de/">http://www.selfhtml.de</text:a></text:p>
      <text:p text:style-name="Standard">Gamma Hofmann,<text:a xlink:type="simple" xlink:href="http://www.ubuntu.com/">http://www.ubuntu.com</text:a></text:p>
      <text:p text:style-name="Standard">…</text:p>
      <text:list xml:id="list222016699268782" text:continue-numbering="true" text:style-name="List_20_3">
        <text:list-item>
          <text:p text:style-name="P4">meineBookmarks_in.txt</text:p>
        </text:list-item>
      </text:list>
      <text:p text:style-name="Standard"><text:a xlink:type="simple" xlink:href="http://www.cppreference.de/">http://www.cppreference.de</text:a></text:p>
      <text:p text:style-name="Standard"><text:a xlink:type="simple" xlink:href="http://www.pronix.de/">http://www.pronix.de</text:a></text:p>
      <text:p text:style-name="Standard">….</text:p>
      <text:p text:style-name="Standard"/>
      <text:list xml:id="list222015579957305" text:continue-numbering="true" text:style-name="List_20_3">
        <text:list-item>
          <text:p text:style-name="P4">bookmark_out.txt</text:p>
        </text:list-item>
      </text:list>
      <text:p text:style-name="Standard">Anton Hofmann, 2 Treffer</text:p>
      <text:p text:style-name="Standard">Beta Hofmann,1 Treffer</text:p>
      <text:p text:style-name="Standard">Gamma Hofmann,0 Treffer</text:p>
      <text:p text:style-name="Standard"/>
      <text:p text:style-name="Standard">bookmark_out.txt muss nach der Anzahl der Treffer sortiert sein!!</text:p>
      <text:p text:style-name="Standard"/>
      <text:h text:style-name="Heading_20_3" text:outline-level="3"><text:bookmark-start text:name="__RefHeading__4114_1618457793"/>f_tarif<text:bookmark-end text:name="__RefHeading__4114_1618457793"/></text:h>
      <text:p text:style-name="Standard">Erstelle eine Konsolenanwendung, die die input-Dateien einliest und die output-Datei erzeugt.</text:p>
      <text:p text:style-name="Standard"/>
      <text:list xml:id="list222015727647085" text:continue-numbering="true" text:style-name="List_20_3">
        <text:list-item>
          <text:p text:style-name="P4">tarife_in.txt</text:p>
        </text:list-item>
      </text:list>
      <text:p text:style-name="Standard">Firma1:100:500:0.07:0.04</text:p>
      <text:p text:style-name="Standard">Firma2:1000:300:0.04:0.06</text:p>
      <text:p text:style-name="Standard">Firma3:500:200:0.05:0.05</text:p>
      <text:p text:style-name="Standard">…</text:p>
      <text:p text:style-name="Standard">Aufbau:</text:p>
      <text:p text:style-name="Standard">Firmenname:Anzahl freie SMS: Anzahl freie Minuten: Kosten pro zusätzl SMS: Kosten pro Min</text:p>
      <text:p text:style-name="Standard"/>
      <text:list xml:id="list222016839208847" text:continue-numbering="true" text:style-name="List_20_3">
        <text:list-item>
          <text:p text:style-name="P4">monate_in.txt</text:p>
        </text:list-item>
      </text:list>
      <text:p text:style-name="Standard">01:2322:300</text:p>
      <text:p text:style-name="Standard">02:2110:205</text:p>
      <text:p text:style-name="Standard">03:1950:210</text:p>
      <text:p text:style-name="Standard">04:1800:200</text:p>
      <text:p text:style-name="Standard">05:2000:250</text:p>
      <text:p text:style-name="Standard">06:3000:200</text:p>
      <text:p text:style-name="Standard">…</text:p>
      <text:p text:style-name="Standard">Aufbau:</text:p>
      <text:p text:style-name="Standard">Monat:Anzahl der sms: Anzahl der Minuten</text:p>
      <text:p text:style-name="Standard"/>
      <text:list xml:id="list222015486517880" text:continue-numbering="true" text:style-name="List_20_3">
        <text:list-item>
          <text:p text:style-name="P4">empfehlung_out.txt</text:p>
        </text:list-item>
      </text:list>
      <text:p text:style-name="Standard">01:2322:300:FirmaXXX</text:p>
      <text:p text:style-name="Standard">02:2110:205:FirmaXXX</text:p>
      <text:p text:style-name="Standard">03:1950:210:FirmaXXX</text:p>
      <text:p text:style-name="Standard">04:1800:200:FirmaXXX</text:p>
      <text:p text:style-name="Standard">05:2000:250:FirmaXXX</text:p>
      <text:p text:style-name="Standard">06:3000:200:FirmaXXX</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style:contextual-spacing="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cm" fo:border-left="none" fo:border-right="none" fo:border-top="none" fo:border-bottom="2.49pt solid #993366" style:shadow="none">
        <style:drop-cap/>
        <style:background-image/>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paragraph-properties fo:background-color="transparent" fo:padding="0.049cm" fo:border="0.06pt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de" style:family="paragraph" style:class="text" style:master-page-name="">
      <style:paragraph-properties style:page-number="auto" fo:background-color="#ffffff" fo:padding="0.049cm" fo:border="0.06pt solid #993366" style:shadow="none">
        <style:background-image/>
      </style:paragraph-properties>
      <style:text-properties style:font-name="Courier New" fo:font-family="'Courier New'" style:font-style-name="Standard" style:font-family-generic="modern" style:font-pitch="fixed" fo:font-size="11pt"/>
    </style:style>
    <style:style style:name="aufgabe" style:family="paragraph" style:parent-style-name="Standard" style:class="text">
      <style:paragraph-properties fo:background-color="#ccffff" fo:padding="0.049cm" fo:border="0.06pt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51pt solid #000000">
        <style:background-image/>
      </style:paragraph-properties>
      <style:text-properties style:use-window-font-color="true" style:font-name="Courier New1"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1" fo:font-family="'Courier New'" style:font-family-generic="modern" fo:font-size="10pt" style:font-size-asian="10pt" style:font-name-complex="Courier New1"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style:paragraph-properties fo:background-color="transparent" fo:padding="0cm" fo:border-left="none" fo:border-right="none" fo:border-top="none" fo:border-bottom="0.06pt solid #993366" style:shadow="none">
        <style:tab-stops/>
        <style:drop-cap/>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2" fo:font-family="'Courier New'" style:font-family-generic="modern" style:font-pitch="fixed" fo:font-size="10pt" style:font-name-asian="Courier New2" style:font-family-asian="'Courier New'" style:font-family-generic-asian="modern" style:font-pitch-asian="fixed" style:font-size-asian="10pt" style:font-name-complex="Courier New2"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Example"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1"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1"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1"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1"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1"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1"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underline-style="solid" style:text-underline-width="bold" style:text-underline-color="font-color" fo:font-weight="bold" fo:background-color="transparent"/>
    </style:style>
    <style:style style:name="Teletype"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Informatik<text:tab/><text:file-name text:display="name-and-extension">AB-DATEIEN-java2html-noten-lotto-bookmark-tarif.odt</text:file-name><text:tab/>Arbeitsunterlage</text:p>
      </style:header>
      <style:footer>
        <text:p text:style-name="Footer">Informatik<text:tab/><text:tab/><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MacOSX_x86 LibreOffice_project/70feb7d99726f064edab4605a8ab840c50ec57a</meta:generator>
    <meta:initial-creator>Anton Hofmann</meta:initial-creator>
    <meta:creation-date>2008-05-08T20:18:41</meta:creation-date>
    <dc:date>2014-03-17T22:20:14.953274000</dc:date>
    <dc:language>de-DE</dc:language>
    <meta:editing-cycles>31</meta:editing-cycles>
    <meta:editing-duration>PT17H4M12S</meta:editing-duration>
    <dc:creator>Anton Hofmann</dc:creator>
    <meta:printed-by>Anton Hofmann</meta:printed-by>
    <meta:print-date>2009-11-08T19:07:14</meta:print-date>
    <meta:document-statistic meta:table-count="0" meta:image-count="0" meta:object-count="0" meta:page-count="5" meta:paragraph-count="179" meta:word-count="731" meta:character-count="6211" meta:non-whitespace-character-count="5561"/>
    <meta:user-defined meta:name="Info 1"/>
    <meta:user-defined meta:name="Info 2"/>
    <meta:user-defined meta:name="Info 3"/>
    <meta:user-defined meta:name="Info 4"/>
    <meta:template xlink:type="simple" xlink:actuate="onRequest" xlink:title="arbeitsunterlage" xlink:href="../../../../../../../../../C:/Dokumente%20und%20Einstellungen/ahofmann/Anwendungsdaten/OpenOffice.org2/user/template/arbeitsunterlage.ott" meta:date="2008-05-08T20:18:39"/>
  </office:meta>
</office:document-meta>
</file>